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manata" officeooo:rsid="0019f499" officeooo:paragraph-rsid="0019f499"/>
    </style:style>
    <style:style style:name="P2" style:family="paragraph" style:parent-style-name="Standard" style:list-style-name="L1">
      <style:text-properties style:font-name="Samanata" officeooo:rsid="0019f499" officeooo:paragraph-rsid="0019f499"/>
    </style:style>
    <style:style style:name="P3" style:family="paragraph" style:parent-style-name="Standard" style:list-style-name="L2">
      <style:text-properties style:font-name="Samanata" officeooo:rsid="0019f499" officeooo:paragraph-rsid="0019f499"/>
    </style:style>
    <style:style style:name="P4" style:family="paragraph" style:parent-style-name="Standard" style:list-style-name="L3">
      <style:text-properties style:font-name="Samanata" officeooo:rsid="0019f499" officeooo:paragraph-rsid="0019f499"/>
    </style:style>
    <style:style style:name="P5" style:family="paragraph" style:parent-style-name="Standard" style:list-style-name="L4">
      <style:text-properties style:font-name="Samanata" officeooo:rsid="0019f499" officeooo:paragraph-rsid="0019f499"/>
    </style:style>
    <style:style style:name="P6" style:family="paragraph" style:parent-style-name="Standard" style:list-style-name="L5">
      <style:text-properties style:font-name="Samanata" officeooo:rsid="0019f499" officeooo:paragraph-rsid="0019f499"/>
    </style:style>
    <style:style style:name="P7" style:family="paragraph" style:parent-style-name="Standard" style:list-style-name="L6">
      <style:text-properties style:font-name="Samanata" officeooo:rsid="0019f499" officeooo:paragraph-rsid="0019f499"/>
    </style:style>
    <style:style style:name="P8" style:family="paragraph" style:parent-style-name="Standard">
      <style:text-properties style:font-name="Samanata" fo:font-weight="bold" officeooo:rsid="0019f499" officeooo:paragraph-rsid="0019f499" style:font-weight-asian="bold" style:font-weight-complex="bold"/>
    </style:style>
    <style:style style:name="P9" style:family="paragraph" style:parent-style-name="Standard">
      <style:text-properties style:font-name="Samanata" fo:font-weight="bold" officeooo:rsid="001bd115" officeooo:paragraph-rsid="001bd115" style:font-weight-asian="bold" style:font-weight-complex="bold"/>
    </style:style>
    <style:style style:name="P10" style:family="paragraph" style:parent-style-name="Standard">
      <style:text-properties style:font-name="Samanata" officeooo:rsid="001bd115" officeooo:paragraph-rsid="001bd115"/>
    </style:style>
    <style:style style:name="P11" style:family="paragraph" style:parent-style-name="Standard">
      <style:text-properties style:font-name="Samanata" fo:font-size="24pt" officeooo:rsid="001bd115" officeooo:paragraph-rsid="001bd115" style:font-size-asian="24pt" style:font-size-complex="24pt"/>
    </style:style>
    <style:style style:name="P12" style:family="paragraph" style:parent-style-name="Standard" style:list-style-name="L8">
      <style:text-properties officeooo:paragraph-rsid="001bd115"/>
    </style:style>
    <style:style style:name="P13" style:family="paragraph" style:parent-style-name="Standard" style:list-style-name="L8">
      <style:text-properties fo:color="#8b0000" officeooo:rsid="001bd115" officeooo:paragraph-rsid="001bd115"/>
    </style:style>
    <style:style style:name="P14" style:family="paragraph" style:parent-style-name="Standard" style:list-style-name="L8">
      <style:text-properties fo:color="#ff1493" officeooo:paragraph-rsid="001bd115"/>
    </style:style>
    <style:style style:name="P15" style:family="paragraph" style:parent-style-name="Standard" style:list-style-name="L9">
      <style:text-properties fo:color="#4b0082" officeooo:paragraph-rsid="001bd1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9b4" fo:font-weight="bold" style:font-weight-asian="bold" style:font-weight-complex="bold"/>
    </style:style>
    <style:style style:name="T3" style:family="text">
      <style:text-properties fo:color="#ff69b4" style:font-name="Samanata" fo:font-weight="bold" officeooo:rsid="001bd115" style:font-weight-asian="bold" style:font-weight-complex="bold"/>
    </style:style>
    <style:style style:name="T4" style:family="text">
      <style:text-properties fo:color="#ff69b4" style:font-name="Samanata" fo:font-style="normal" style:text-underline-style="none" fo:font-weight="bold" officeooo:rsid="001bd115" style:font-style-asian="normal" style:font-weight-asian="bold" style:font-style-complex="normal" style:font-weight-complex="bold"/>
    </style:style>
    <style:style style:name="T5" style:family="text">
      <style:text-properties fo:color="#000000" style:font-name="Samanata" fo:font-style="normal" style:text-underline-style="none" fo:font-weight="bold" officeooo:rsid="001bd115" style:font-style-asian="normal" style:font-weight-asian="bold" style:font-style-complex="normal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228b22"/>
    </style:style>
    <style:style style:name="T9" style:family="text">
      <style:text-properties fo:color="#228b22" fo:font-weight="bold" style:font-weight-asian="bold" style:font-weight-complex="bold"/>
    </style:style>
    <style:style style:name="T10" style:family="text">
      <style:text-properties fo:color="#228b22" style:font-name="Samanata" fo:font-weight="bold" style:font-weight-asian="bold" style:font-weight-complex="bold"/>
    </style:style>
    <style:style style:name="T11" style:family="text">
      <style:text-properties fo:color="#228b22" style:font-name="Samanata" fo:font-weight="bold" officeooo:rsid="001bd115" style:font-weight-asian="bold" style:font-weight-complex="bold"/>
    </style:style>
    <style:style style:name="T12" style:family="text">
      <style:text-properties fo:color="#228b22" style:font-name="Samanata" fo:font-weight="bold" officeooo:rsid="001d794a" style:font-weight-asian="bold" style:font-weight-complex="bold"/>
    </style:style>
    <style:style style:name="T13" style:family="text">
      <style:text-properties style:font-name="Samanata" officeooo:rsid="001bd115"/>
    </style:style>
    <style:style style:name="T14" style:family="text">
      <style:text-properties style:font-name="Samanata" fo:font-weight="bold" style:font-weight-asian="bold" style:font-weight-complex="bold"/>
    </style:style>
    <style:style style:name="T15" style:family="text">
      <style:text-properties style:font-name="Samanata" fo:font-weight="bold" officeooo:rsid="001bd115" style:font-weight-asian="bold" style:font-weight-complex="bold"/>
    </style:style>
    <style:style style:name="T16" style:family="text">
      <style:text-properties style:font-name="Samanata" fo:font-weight="bold" officeooo:rsid="001d794a" style:font-weight-asian="bold" style:font-weight-complex="bold"/>
    </style:style>
    <style:style style:name="T17" style:family="text">
      <style:text-properties style:font-name="Samanata" fo:font-style="normal" style:text-underline-style="none" fo:font-weight="bold" officeooo:rsid="001bd115" style:font-style-asian="normal" style:font-weight-asian="bold" style:font-style-complex="normal" style:font-weight-complex="bold"/>
    </style:style>
    <style:style style:name="T18" style:family="text">
      <style:text-properties style:font-name="Samanata" fo:font-style="normal" style:text-underline-style="none" fo:font-weight="bold" officeooo:rsid="001d794a" style:font-style-asian="normal" style:font-weight-asian="bold" style:font-style-complex="normal" style:font-weight-complex="bold"/>
    </style:style>
    <style:style style:name="T19" style:family="text">
      <style:text-properties fo:color="#f4a460" style:font-name="Samanata" fo:font-weight="bold" officeooo:rsid="001bd115" style:font-weight-asian="bold" style:font-weight-complex="bold"/>
    </style:style>
    <style:style style:name="T20" style:family="text">
      <style:text-properties fo:color="#0000cd" style:font-name="Samanata" fo:font-weight="bold" officeooo:rsid="001bd115" style:font-weight-asian="bold" style:font-weight-complex="bold"/>
    </style:style>
    <style:style style:name="T21" style:family="text">
      <style:text-properties fo:color="#0000cd" style:font-name="Samanata" fo:font-weight="bold" officeooo:rsid="001d794a" style:font-weight-asian="bold" style:font-weight-complex="bold"/>
    </style:style>
    <style:style style:name="T22" style:family="text">
      <style:text-properties fo:color="#8b4513" style:font-name="Samanata" fo:font-weight="bold" officeooo:rsid="001bd115" style:font-weight-asian="bold" style:font-weight-complex="bold"/>
    </style:style>
    <style:style style:name="T23" style:family="text">
      <style:text-properties fo:color="#ff4500"/>
    </style:style>
    <style:style style:name="T24" style:family="text">
      <style:text-properties fo:color="#ff4500" style:font-name="Samanata" fo:font-weight="bold" officeooo:rsid="001bd115" style:font-weight-asian="bold" style:font-weight-complex="bold"/>
    </style:style>
    <style:style style:name="T25" style:family="text">
      <style:text-properties fo:color="#ff4500" style:font-name="Samanata" fo:font-weight="bold" officeooo:rsid="001d794a" style:font-weight-asian="bold" style:font-weight-complex="bold"/>
    </style:style>
    <style:style style:name="T26" style:family="text">
      <style:text-properties fo:color="#ff4500" fo:font-weight="bold" style:font-weight-asian="bold" style:font-weight-complex="bold"/>
    </style:style>
    <style:style style:name="T27" style:family="text">
      <style:text-properties fo:color="#4b0082"/>
    </style:style>
    <style:style style:name="T28" style:family="text">
      <style:text-properties fo:color="#4b0082" fo:font-weight="bold" style:font-weight-asian="bold" style:font-weight-complex="bold"/>
    </style:style>
    <style:style style:name="T29" style:family="text">
      <style:text-properties fo:color="#8b0000"/>
    </style:style>
    <style:style style:name="T30" style:family="text">
      <style:text-properties fo:color="#8b0000" fo:font-weight="bold" style:font-weight-asian="bold" style:font-weight-complex="bold"/>
    </style:style>
    <style:style style:name="T31" style:family="text">
      <style:text-properties fo:color="#8b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us medos</text:p>
      <text:list xml:id="list832097051" text:style-name="L1">
        <text:list-item>
          <text:p text:style-name="P2">Não conseguir aprender programação;</text:p>
        </text:list-item>
        <text:list-item>
          <text:p text:style-name="P2">Não conseguir me casar;</text:p>
        </text:list-item>
        <text:list-item>
          <text:p text:style-name="P2">Estagnar na inteligência emocional;</text:p>
        </text:list-item>
        <text:list-item>
          <text:p text:style-name="P2">Ficar presa num trauma;</text:p>
          <text:p text:style-name="P2"/>
        </text:list-item>
      </text:list>
      <text:p text:style-name="P8">Suas alegrias</text:p>
      <text:list xml:id="list793932484" text:style-name="L2">
        <text:list-item>
          <text:p text:style-name="P3">Ter decidido estudar programação;</text:p>
        </text:list-item>
        <text:list-item>
          <text:p text:style-name="P3">Ter feito amigos na área de programação que me ensinaram a importância da colaboração e de um código limpo rs</text:p>
        </text:list-item>
        <text:list-item>
          <text:p text:style-name="P3">Ter entrado na Trybe;</text:p>
        </text:list-item>
        <text:list-item>
          <text:p text:style-name="P3">Ter passado no processo seletivo da mesttra;</text:p>
        </text:list-item>
        <text:list-item>
          <text:p text:style-name="P3">Estar aqui presente nesse momento;</text:p>
          <text:p text:style-name="P3"/>
        </text:list-item>
      </text:list>
      <text:p text:style-name="P8">Seus sonhos</text:p>
      <text:list xml:id="list891976992" text:style-name="L3">
        <text:list-item>
          <text:p text:style-name="P4">Me tornar programadora;</text:p>
        </text:list-item>
        <text:list-item>
          <text:p text:style-name="P4">Casar;</text:p>
        </text:list-item>
        <text:list-item>
          <text:p text:style-name="P4">Ser mãe;</text:p>
        </text:list-item>
        <text:list-item>
          <text:p text:style-name="P4">Poder melhorar a condição da minha família;</text:p>
          <text:p text:style-name="P4"/>
        </text:list-item>
      </text:list>
      <text:p text:style-name="P1"><text:span text:style-name="T1">Suas crenças</text:span></text:p>
      <text:list xml:id="list3220174322" text:style-name="L4">
        <text:list-item>
          <text:p text:style-name="P5">Eu sou capaz de me superar;</text:p>
        </text:list-item>
        <text:list-item>
          <text:p text:style-name="P5">Eu posso ser melhor do que ontem;</text:p>
        </text:list-item>
        <text:list-item>
          <text:p text:style-name="P5">As vezes duvido que fiz meu melhor;</text:p>
        </text:list-item>
      </text:list>
      <text:p text:style-name="P1"/>
      <text:p text:style-name="P8">Suas emoções em diversas situações</text:p>
      <text:list xml:id="list596787645" text:style-name="L5">
        <text:list-item>
          <text:p text:style-name="P6">Alegria quando consigo organizar minha rotina;</text:p>
        </text:list-item>
        <text:list-item>
          <text:p text:style-name="P6">Tristeza quando eu faço algo que eu sei que me prejudica;</text:p>
        </text:list-item>
        <text:list-item>
          <text:p text:style-name="P6">Quando sou irresponsável;</text:p>
          <text:p text:style-name="P6"/>
        </text:list-item>
      </text:list>
      <text:p text:style-name="P8">Suas frustrações</text:p>
      <text:list xml:id="list1085352086" text:style-name="L6">
        <text:list-item>
          <text:p text:style-name="P7">Não ter estudado mais lógica de programação;</text:p>
        </text:list-item>
        <text:list-item>
          <text:p text:style-name="P7">Ser ruim no CSS;</text:p>
        </text:list-item>
        <text:list-item>
          <text:p text:style-name="P7">Ter dificuldade para enteder HOFs no JavaScript;</text:p>
        </text:list-item>
        <text:list-item>
          <text:p text:style-name="P7">Não ter começado a estudar programação mais cedo;</text:p>
        </text:list-item>
        <text:list-item>
          <text:p text:style-name="P7">Não ter entrado na Trybe quando lançou;</text:p>
        </text:list-item>
      </text:list>
      <text:p text:style-name="P9"><text:soft-page-break/>Exercício da linha da vida:</text:p>
      <text:p text:style-name="P10">1) Parte de cima: pontos positivos;</text:p>
      <text:p text:style-name="P10">2) Parte de baixo: pontos negativos;</text:p>
      <text:p text:style-name="P10"/>
      <text:list xml:id="list1726696054" text:style-name="L8">
        <text:list-item>
          <text:p text:style-name="P14"><text:span text:style-name="T15">|19| anos ter começado a terapia </text:span><text:span text:style-name="T16">= autoconhecimento, senti desconforto e depois alegria</text:span></text:p>
        </text:list-item>
        <text:list-item>
          <text:p text:style-name="P12"><text:span text:style-name="T24">|21| Terminado relacionamento tóxico</text:span><text:span text:style-name="T25"> = muita culpa e depois alívio</text:span><text:span text:style-name="T13"><text:tab/></text:span></text:p>
        </text:list-item>
        <text:list-item>
          <text:p text:style-name="P12"><text:span text:style-name="T11">|22| Ter entrado na Trybe </text:span><text:span text:style-name="T12">= alegria, medo, superação</text:span></text:p>
        </text:list-item>
        <text:list-item>
          <text:p text:style-name="P13"><text:span text:style-name="T15">|</text:span><text:span text:style-name="T14">23| Ter passado no processo da mesttra </text:span><text:span text:style-name="T16">= alegria, ansiedade</text:span></text:p>
        </text:list-item>
      </text:list>
      <text:p text:style-name="P11"><text:span text:style-name="T2">---</text:span><text:span text:style-name="T28">---</text:span><text:span text:style-name="T6">---</text:span><text:span text:style-name="T1">-</text:span><text:span text:style-name="T26">---</text:span><text:span text:style-name="T9">---</text:span><text:span text:style-name="T30">---</text:span>--------------------→</text:p>
      <text:list xml:id="list3083760843" text:style-name="L9">
        <text:list-item>
          <text:p text:style-name="P15"><text:span text:style-name="T17">|19 anos – não ter entrado na Trybe </text:span><text:span text:style-name="T18">= arrependiment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8T21:15:19.610731593</meta:creation-date>
    <dc:date>2022-08-08T22:49:50.771888745</dc:date>
    <meta:editing-duration>PT1H12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260" meta:character-count="1441" meta:non-whitespace-character-count="1252"/>
  </office:meta>
</office:document-meta>
</file>